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5" style:family="paragraph" style:parent-style-name="Text_20_body">
      <style:paragraph-properties fo:text-align="start" style:justify-single-word="false"/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6" style:family="paragraph" style:parent-style-name="Text_20_body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0" style:family="paragraph" style:parent-style-name="Heading_20_2">
      <style:text-properties style:font-name="Arial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ourier New"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6" style:family="text">
      <style:text-properties style:font-name="Times New Roman" fo:font-size="8pt" fo:font-style="normal" style:font-size-asian="8pt" style:font-style-asian="normal" style:font-size-complex="8pt" style:font-style-complex="normal"/>
    </style:style>
    <style:style style:name="T7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8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font-name="Times New Roman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Dokumentation „sjGMapWizard“</text:h>
      <text:p text:style-name="P1"/>
      <text:h text:style-name="Heading_20_2" text:outline-level="2">Allgemeines</text:h>
      <text:list xml:id="list1158237442" text:style-name="L1">
        <text:list-header>
          <text:p text:style-name="P3">Der „sjGMapWizard“ ist ein Contao-Widget, welches der Eingabe und Codierung von Adressen mit GoogleMap dient.<text:line-break/></text:p>
        </text:list-header>
      </text:list>
      <text:h text:style-name="Heading_20_2" text:outline-level="2">Einrichtung</text:h>
      <text:list xml:id="list1102382093" text:continue-numbering="true" text:style-name="L1">
        <text:list-item>
          <text:list>
            <text:list-item>
              <text:p text:style-name="P3"><draw:frame draw:style-name="fr1" draw:name="Rahmen1" text:anchor-type="paragraph" svg:x="1.912cm" svg:y="0.691cm" svg:width="14.952cm" draw:z-index="0"><draw:text-box fo:min-height="0.79cm"><text:p text:style-name="P5">`address` blob NULL</text:p></draw:text-box></draw:frame>Datenbankfeld anlegen<text:line-break/></text:p>
            </text:list-item>
            <text:list-item>
              <text:p text:style-name="P3"><draw:frame draw:style-name="fr1" draw:name="Rahmen2" text:anchor-type="paragraph" svg:x="1.912cm" svg:y="0.691cm" svg:width="14.952cm" draw:z-index="1"><draw:text-box fo:min-height="0.79cm"><text:p text:style-name="P4"><text:span text:style-name="T1">'address' =&gt; array</text:span></text:p><text:p text:style-name="P4"><text:span text:style-name="T1">(</text:span></text:p><text:p text:style-name="P4"><text:span text:style-name="T1"><text:tab/>'label' <text:tab/>=&gt; &amp;$GLOBALS['TL_LANG']['tl_yourDCA']['geocodes'],</text:span></text:p><text:p text:style-name="P4"><text:span text:style-name="T1"><text:tab/>'inputType' <text:tab/>=&gt; 'sjGMapWizard',</text:span></text:p><text:p text:style-name="P4"><text:span text:style-name="T1"><text:tab/>'eval' <text:tab/><text:tab/>=&gt; array</text:span></text:p><text:p text:style-name="P4"><text:span text:style-name="T1"><text:tab/>(</text:span></text:p><text:p text:style-name="P4"><text:span text:style-name="T1"><text:tab/><text:tab/>'GMapApiKey'<text:tab/>=&gt; 'your google map api key', </text:span></text:p><text:p text:style-name="P4"><text:span text:style-name="T1"><text:tab/><text:tab/>'defaultAddress'<text:tab/>=&gt; array('city' =&gt; 'Greifswald', 'country' =&gt; 'de', 'geocodes' =&gt; '54.096,13.37904'),</text:span></text:p><text:p text:style-name="P4"><text:span text:style-name="T1"><text:tab/><text:tab/>'addressFields'<text:tab/>=&gt; array('street', 'postal', 'city', 'country'),</text:span></text:p><text:p text:style-name="P4"><text:span text:style-name="T1"><text:tab/><text:tab/>'mapIsClickable'<text:tab/>=&gt; true,</text:span></text:p><text:p text:style-name="P4"><text:span text:style-name="T1"><text:tab/><text:tab/>'mapCenter'<text:tab/><text:tab/>=&gt; '54.096,13.37904',</text:span></text:p><text:p text:style-name="P4"><text:span text:style-name="T1"><text:tab/><text:tab/>'mandatoryFields'<text:tab/>=&gt; array('city', 'country'),</text:span></text:p><text:p text:style-name="P4"><text:span text:style-name="T1"><text:tab/><text:tab/>'mandatory'<text:tab/><text:tab/>=&gt; false,</text:span></text:p><text:p text:style-name="P4"><text:span text:style-name="T1"><text:tab/><text:tab/>'tl_class' <text:tab/><text:tab/>=&gt; 'clr'</text:span></text:p><text:p text:style-name="P4"><text:span text:style-name="T1"><text:tab/>)</text:span></text:p><text:p text:style-name="P4"><text:span text:style-name="T1">)</text:span></text:p></draw:text-box></draw:frame>Feld-Definition in Ihrem DCA definieren<text:line-break/><text:line-break/></text:p>
            </text:list-item>
          </text:list>
        </text:list-item>
      </text:list>
      <text:h text:style-name="Heading_20_2" text:outline-level="2">Erläuterungen zu den Einstellungen</text:h>
      <text:list xml:id="list1013650549" text:continue-list="list1102382093" text:style-name="L1">
        <text:list-item>
          <text:list>
            <text:list-item text:start-value="1">
              <text:p text:style-name="P3"><text:span text:style-name="T2">GMapApiKey</text:span> : Ihr API-Key zur Verwendung von GoogleMaps für diese Webseite.</text:p>
            </text:list-item>
            <text:list-item>
              <text:p text:style-name="P3"><text:span text:style-name="T2">defaultAddress</text:span> : Angabe einer Standard-Adresse (kann auch leer bleiben!). Dies ist ein assoziatives Array mit den möglichen Schlüsseln „street“, „postal“, „city“, „country“, „geocodes“.</text:p>
            </text:list-item>
            <text:list-item>
              <text:p text:style-name="P3"><text:span text:style-name="T2">addressFields</text:span> : Adressdaten, welche abgefragt werden sollen. Bleibt diese Angabe leer, ist mit der Angabe <text:span text:style-name="T3">'mapIsClickable' =&gt; true </text:span><text:span text:style-name="T7">eine Auswahl der GPS-Daten per Klick auf der Karte möglich.</text:span></text:p>
            </text:list-item>
            <text:list-item>
              <text:p text:style-name="P3"><text:span text:style-name="T9">mapIsClickable </text:span><text:span text:style-name="T7">: Gibt an, ob man die GPS-Daten per Klick auf der Karte korrigieren bzw. auswählen können soll.</text:span></text:p>
            </text:list-item>
            <text:list-item>
              <text:p text:style-name="P3"><text:soft-page-break/><text:span text:style-name="T9">mapCenter</text:span><text:span text:style-name="T7"> : Gibt an, auf welchen Punkt die Karte zentriert werden soll (dies funktioniert nur, wenn keine Standard-Adresse hinterlegt ist).</text:span></text:p>
            </text:list-item>
            <text:list-item>
              <text:p text:style-name="P3"><text:span text:style-name="T9">mandatory</text:span><text:span text:style-name="T7"> : Das Feld für die GPS-Koordinaten ist (k)ein Pflichtfeld.</text:span></text:p>
            </text:list-item>
            <text:list-item>
              <text:p text:style-name="P3"><text:span text:style-name="T9">mandatoryFields</text:span><text:span text:style-name="T7"> : Gibt an, welche Felder (außer dem Feld der GPS-Koordinaten) zusätzlich Pflichtfelder sind. Mögliche Werte sind „street“, „postal“, „city“ und „country“.</text:span></text:p>
            </text:list-item>
          </text:list>
        </text:list-item>
      </text:list>
      <text:p text:style-name="P2"><text:span text:style-name="T7"/></text:p>
      <text:h text:style-name="P10" text:outline-level="2">Verwenden des gespeicherten Wertes</text:h>
      <text:p text:style-name="P2"><text:span text:style-name="T7">Der eingegebene Wert wird als serialisiertes Array in der Datenbank gespeichert. Abhängig von den abgefragten Addressdaten, sind alle Angaben in einem assoziativem Array vorhanden.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6"><text:span text:style-name="T4">Stand: 07.07.2011 – 12:00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an Jahrling</meta:initial-creator>
    <meta:creation-date>2011-07-07T11:13:50</meta:creation-date>
    <dc:date>2011-07-07T11:47:38</dc:date>
    <dc:creator>Stephan Jahrling</dc:creator>
    <meta:editing-duration>PT00H18M38S</meta:editing-duration>
    <meta:editing-cycles>9</meta:editing-cycles>
    <meta:generator>OpenOffice.org/3.2$Unix OpenOffice.org_project/320m18$Build-9502</meta:generator>
    <meta:document-statistic meta:table-count="0" meta:image-count="0" meta:object-count="0" meta:page-count="2" meta:paragraph-count="34" meta:word-count="274" meta:character-count="1980"/>
  </office:meta>
</office:document-meta>
</file>